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">
        <text:p text:style-name="Standard">nr. 2<text:tab/>Chapter 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4" meta:character-count="15"/>
    <dc:date>2017-09-25T00:51:46.71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